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4_22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6, FF 4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Bernard Drachman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July 16, 1891</text:p>
      <text:p text:style-name="P4">Month<text:tab/><text:tab/><text:tab/><text:tab/><text:tab/><text:tab/>July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Y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Rev. Dr. S. Morais/</text:p>
      <text:p text:style-name="P2">546 N. 5th St/</text:p>
      <text:p text:style-name="P2"><text:tab/>Philadelphia/</text:p>
      <text:p text:style-name="P2"><text:tab/><text:tab/>Pa./</text:p>
      <text:p text:style-name="P2"/>
      <text:p text:style-name="P2">[Page 1]</text:p>
      <text:p text:style-name="P2">Rev. Dr. S. Morais!/</text:p>
      <text:p text:style-name="P2">President of the Faculty of the/ Jewish Theological Seminary!/</text:p>
      <text:p text:style-name="P2">Honored Sir!/</text:p>
      <text:p text:style-name="P2"><text:tab/>I have the honor/ to report concerning the first month/ of the Summer Session of the Seminary./ <text:s/>As far as possible I have carried/ out the programme of studies which/ I showed you when you were in the/ city some four weeks ago. <text:s/>The attendance/ has in general been poor and irreg-/-ular and the instruction has been/ carried out under great difficulties/ in as much as the Irish society now/ occupying <text:soft-page-break/>the rooms contrary to/ agreement refused to resign the apart-/-ment entirely to us from 4 to 6 but/ insisted on using it for its own/ purposes at the same time./</text:p>
      <text:p text:style-name="P2"/>
      <text:p text:style-name="P2">[Page 2]</text:p>
      <text:p text:style-name="P2">Yesterday I closed the session but/ will resume instructions [Hebrew] according/ to your injunctions, in the beginning of/ September. <text:s/>Mr Coleman President of/ the Irish society, directed me to re-/-move our benches, chairs and pupils'/ desks as the room is required for/ other purposes. <text:s/>As we have no place/ of our own I had them temporarily/ transferred to an unoccupied store/ belonging to Mr Weil, my father in law./ <text:s/>On July 7th I took the Seminary stud-/-ents to the number of 10 on an outing/ to Long Branch where we passed an/ agreeable day./</text:p>
      <text:p text:style-name="P2">I have the honor to remain/ very respectfully yours/ Bernard Drachman/ Preceptor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1:06:34.66</meta:creation-date>
    <dc:date>2011-11-28T11:13:13.74</dc:date>
    <dc:creator>Penn Libraries</dc:creator>
    <meta:editing-duration>PT00H06M3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405" meta:character-count="2634"/>
  </office:meta>
</office:document-meta>
</file>